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6da5" officeooo:paragraph-rsid="00156da5"/>
    </style:style>
    <style:style style:name="P2" style:family="paragraph" style:parent-style-name="Standard">
      <style:text-properties officeooo:paragraph-rsid="00156da5"/>
    </style:style>
    <style:style style:name="P3" style:family="paragraph" style:parent-style-name="Standard">
      <style:text-properties officeooo:rsid="00170471" officeooo:paragraph-rsid="00170471"/>
    </style:style>
    <style:style style:name="P4" style:family="paragraph" style:parent-style-name="Standard">
      <style:text-properties officeooo:paragraph-rsid="0018226b"/>
    </style:style>
    <style:style style:name="P5" style:family="paragraph" style:parent-style-name="Standard">
      <style:text-properties fo:font-size="18pt" fo:font-weight="bold" officeooo:rsid="0018ffe4" officeooo:paragraph-rsid="0018ffe4" style:font-size-asian="18pt" style:font-weight-asian="bold" style:font-size-complex="18pt" style:font-weight-complex="bold"/>
    </style:style>
    <style:style style:name="P6" style:family="paragraph" style:parent-style-name="Standard">
      <style:text-properties officeooo:rsid="001b3412" officeooo:paragraph-rsid="001b3412"/>
    </style:style>
    <style:style style:name="P7" style:family="paragraph" style:parent-style-name="Standard">
      <style:text-properties officeooo:paragraph-rsid="001b3412"/>
    </style:style>
    <style:style style:name="P8" style:family="paragraph" style:parent-style-name="Standard">
      <style:paragraph-properties style:border-line-width-bottom="0.012cm 0.012cm 0.012cm" fo:padding="0.074cm" fo:border-left="none" fo:border-right="none" fo:border-top="none" fo:border-bottom="0.99pt double #000000" style:join-border="false"/>
      <style:text-properties officeooo:rsid="00156da5" officeooo:paragraph-rsid="00156da5"/>
    </style:style>
    <style:style style:name="P9" style:family="paragraph" style:parent-style-name="Text_20_body">
      <style:text-properties officeooo:rsid="00170471" officeooo:paragraph-rsid="00170471"/>
    </style:style>
    <style:style style:name="P10" style:family="paragraph" style:parent-style-name="Text_20_body">
      <style:text-properties officeooo:rsid="001b3412" officeooo:paragraph-rsid="001b3412"/>
    </style:style>
    <style:style style:name="P11" style:family="paragraph" style:parent-style-name="Heading_20_2">
      <style:text-properties officeooo:rsid="00170471" officeooo:paragraph-rsid="00170471"/>
    </style:style>
    <style:style style:name="P12" style:family="paragraph" style:parent-style-name="Heading_20_2">
      <style:text-properties officeooo:rsid="001b3412" officeooo:paragraph-rsid="001b3412"/>
    </style:style>
    <style:style style:name="P13" style:family="paragraph" style:parent-style-name="Preformatted_20_Text">
      <style:text-properties officeooo:rsid="00156da5" officeooo:paragraph-rsid="00156da5"/>
    </style:style>
    <style:style style:name="P14" style:family="paragraph" style:parent-style-name="Preformatted_20_Text">
      <style:text-properties officeooo:rsid="00170471" officeooo:paragraph-rsid="00170471"/>
    </style:style>
    <style:style style:name="P15" style:family="paragraph" style:parent-style-name="Preformatted_20_Text">
      <style:text-properties officeooo:paragraph-rsid="0018226b"/>
    </style:style>
    <style:style style:name="P16" style:family="paragraph" style:parent-style-name="Preformatted_20_Text">
      <style:text-properties officeooo:rsid="001b3412" officeooo:paragraph-rsid="001b3412"/>
    </style:style>
    <style:style style:name="P17" style:family="paragraph" style:parent-style-name="Preformatted_20_Text">
      <style:text-properties officeooo:paragraph-rsid="001b3412"/>
    </style:style>
    <style:style style:name="P18" style:family="paragraph" style:parent-style-name="Preformatted_20_Text">
      <style:text-properties officeooo:paragraph-rsid="0020b0c7"/>
    </style:style>
    <style:style style:name="P19" style:family="paragraph" style:parent-style-name="Preformatted_20_Text">
      <style:paragraph-properties fo:margin-top="0cm" fo:margin-bottom="0.499cm" loext:contextual-spacing="false"/>
    </style:style>
    <style:style style:name="T1" style:family="text">
      <style:text-properties officeooo:rsid="00156da5"/>
    </style:style>
    <style:style style:name="T2" style:family="text">
      <style:text-properties officeooo:rsid="0018226b"/>
    </style:style>
    <style:style style:name="T3" style:family="text">
      <style:text-properties officeooo:rsid="001934cc"/>
    </style:style>
    <style:style style:name="T4" style:family="text">
      <style:text-properties officeooo:rsid="001b3412"/>
    </style:style>
    <style:style style:name="T5" style:family="text">
      <style:text-properties fo:font-weight="bold" style:font-weight-asian="bold" style:font-weight-complex="bold"/>
    </style:style>
    <style:style style:name="T6" style:family="text">
      <style:text-properties fo:font-weight="bold" officeooo:rsid="001b3412" style:font-weight-asian="bold" style:font-weight-complex="bold"/>
    </style:style>
    <style:style style:name="T7" style:family="text">
      <style:text-properties officeooo:rsid="0022ad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text:s text:c="55"/>DREAM TEAM <text:span text:style-name="T7">Employee Management</text:span></text:p>
      <text:p text:style-name="P8"/>
      <text:p text:style-name="P1"/>
      <text:p text:style-name="P1"/>
      <text:p text:style-name="P1"/>
      <text:p text:style-name="P1">Mysql details:</text:p>
      <text:p text:style-name="P1"/>
      <text:p text:style-name="P2"><text:span text:style-name="T1">mysql -u root -pcybage@123</text:span></text:p>
      <text:p text:style-name="P1"/>
      <text:p text:style-name="P13"><text:span text:style-name="Source_20_Text">mysql&gt; CREATE USER 'dt_admin'@'localhost' IDENTIFIED BY 'dt2017';</text:span></text:p>
      <text:p text:style-name="Preformatted_20_Text"><text:span text:style-name="Source_20_Text">Query OK, 0 rows affected (0.00 sec)</text:span></text:p>
      <text:p text:style-name="Preformatted_20_Text"/>
      <text:p text:style-name="Preformatted_20_Text"><text:span text:style-name="Source_20_Text">mysql&gt; CREATE DATABASE dreamteam_db;</text:span></text:p>
      <text:p text:style-name="Preformatted_20_Text"><text:span text:style-name="Source_20_Text">Query OK, 1 row affected (0.00 sec)</text:span></text:p>
      <text:p text:style-name="Preformatted_20_Text"/>
      <text:p text:style-name="Preformatted_20_Text"><text:span text:style-name="Source_20_Text">mysql&gt; GRANT ALL PRIVILEGES ON dreamteam_db . * TO 'dt_admin'@'localhost';</text:span></text:p>
      <text:p text:style-name="P19"><text:span text:style-name="Source_20_Text">Query OK, 0 rows affected (0.00 sec)</text:span></text:p>
      <text:p text:style-name="P3">'mysql://dt_admin:dt2016@localhost/dreamteam_db'</text:p>
      <text:p text:style-name="P3"/>
      <text:p text:style-name="P3"/>
      <text:p text:style-name="P1">Installation:</text:p>
      <text:p text:style-name="P1"/>
      <text:p text:style-name="P5">Virtual Enviroment</text:p>
      <text:p text:style-name="P5"/>
      <text:p text:style-name="P3">Create virtual environment</text:p>
      <text:p text:style-name="P3">virtualenv venv</text:p>
      <text:p text:style-name="P3">source venv/bin/activate</text:p>
      <text:p text:style-name="P3"/>
      <text:p text:style-name="P3">pip install Flask</text:p>
      <text:p text:style-name="P3">pip install flask-sqlalchemy mysql-python</text:p>
      <text:p text:style-name="P3"/>
      <text:p text:style-name="P4"><text:span text:style-name="T2">To set </text:span>environment variables before running the app</text:p>
      <text:p text:style-name="P14"><text:span text:style-name="Source_20_Text">$ export FLASK_CONFIG=development</text:span></text:p>
      <text:p text:style-name="Preformatted_20_Text"><text:span text:style-name="Source_20_Text">$ export FLASK_APP=run.py</text:span></text:p>
      <text:p text:style-name="Preformatted_20_Text"><text:span text:style-name="Source_20_Text"/></text:p>
      <text:p text:style-name="P15"><text:span text:style-name="Source_20_Text"><text:span text:style-name="T2">To run the project</text:span></text:span></text:p>
      <text:p text:style-name="P19"><text:span text:style-name="Source_20_Text">$ flask run </text:span><text:span text:style-name="Source_20_Text"><text:span text:style-name="T2">OR python run.py</text:span></text:span></text:p>
      <text:p text:style-name="P14"><text:span text:style-name="Source_20_Text">pip install flask-login</text:span></text:p>
      <text:p text:style-name="P3"/>
      <text:h text:style-name="P11" text:outline-level="2"><text:bookmark text:name="toc-migration"/>Migration </text:h>
      <text:p text:style-name="P9"/>
      <text:p text:style-name="P14"><text:span text:style-name="Source_20_Text"><text:span text:style-name="T3">$ </text:span></text:span><text:span text:style-name="Source_20_Text">pip install flask-migrate</text:span></text:p>
      <text:p text:style-name="P14"><text:span text:style-name="Source_20_Text">$ flask db init</text:span></text:p>
      <text:p text:style-name="P6">$ flask db migrate</text:p>
      <text:p text:style-name="P6">$ flask db upgrade</text:p>
      <text:p text:style-name="P6"/>
      <text:p text:style-name="P6"/>
      <text:h text:style-name="P12" text:outline-level="2"><text:bookmark text:name="toc-auth-blueprint"/><text:soft-page-break/>Auth Blueprint </text:h>
      <text:p text:style-name="P7"><text:span text:style-name="T4">For the </text:span><text:span text:style-name="Source_20_Text"><text:span text:style-name="T4">auth</text:span></text:span><text:span text:style-name="T4"> blueprint, we'll begin by creating the registration and login forms. We'll use </text:span><text:span text:style-name="T6">Flask-WTF</text:span><text:span text:style-name="T4">, which will allow us to create forms that are secure (thanks to CSRF protection and reCAPTCHA support).</text:span></text:p>
      <text:p text:style-name="P6"/>
      <text:p text:style-name="P16"><text:span text:style-name="Source_20_Text">pip install Flask-WTF</text:span></text:p>
      <text:p text:style-name="P16"/>
      <text:p text:style-name="P17"><text:span text:style-name="Source_20_Text"><text:span text:style-name="T4">Finally, let's work on the templates. First, we'll install </text:span></text:span><text:span text:style-name="Source_20_Text"><text:span text:style-name="T6">Flask-Bootstrap </text:span></text:span><text:span text:style-name="Source_20_Text"><text:span text:style-name="T4">so we can use its wtf and utils libraries. The wtf library will allow us to quickly generate forms in the templates based on the forms in the forms.py file. The utils library will allow us to display the flash messages we set earlier to give feedback to the user.</text:span></text:span></text:p>
      <text:p text:style-name="P17"><text:span text:style-name="Source_20_Text"/></text:p>
      <text:p text:style-name="P16"><text:span text:style-name="Source_20_Text">pip install flask-bootstrap</text:span></text:p>
      <text:p text:style-name="P6"/>
      <text:h text:style-name="P12" text:outline-level="2"><text:bookmark text:name="toc-admin-user"/>Admin User </text:h>
      <text:p text:style-name="P10">We'll start by creating an admin user through the command line. Flask provides a handy command, <text:span text:style-name="Source_20_Text">flask shell</text:span>, that allows us to use an interactive Python shell for use with Flask apps.</text:p>
      <text:p text:style-name="Preformatted_20_Text"><text:span text:style-name="Source_20_Text">$ flask shell</text:span></text:p>
      <text:p text:style-name="Preformatted_20_Text"><text:span text:style-name="Source_20_Text">&gt;&gt;&gt; from app.models import Employee</text:span></text:p>
      <text:p text:style-name="Preformatted_20_Text"><text:span text:style-name="Source_20_Text">&gt;&gt;&gt; from app import db</text:span></text:p>
      <text:p text:style-name="Preformatted_20_Text"><text:span text:style-name="Source_20_Text">&gt;&gt;&gt; admin = Employee(email="admin@admin.com",username="admin",password="admin2016",is_admin=True)</text:span></text:p>
      <text:p text:style-name="Preformatted_20_Text"><text:span text:style-name="Source_20_Text">&gt;&gt;&gt; db.session.add(admin)</text:span></text:p>
      <text:p text:style-name="P19"><text:span text:style-name="Source_20_Text">&gt;&gt;&gt; db.session.commit()</text:span></text:p>
      <text:h text:style-name="P12" text:outline-level="2"><text:bookmark text:name="toc-admin-dashboard"/>Admin Dashboard </text:h>
      <text:p text:style-name="P6">we need to add a view for an admin dashboard. We also need to ensure that once the admin user logs in, they are redirected to the admin dashboard and not the one for non-admin users. </text:p>
      <text:p text:style-name="P6"/>
      <text:p text:style-name="P6"/>
      <text:h text:style-name="P12" text:outline-level="2"><text:bookmark text:name="toc-tests"/>Tests </text:h>
      <text:p text:style-name="Text_20_body">Now, let's write some tests for the app. The importance of testing software can't be overstated. Tests help ensure that your app is working as expected, without the need for you to manually test all of your app's functionality.</text:p>
      <text:p text:style-name="Text_20_body">We'll begin by creating a test database, and give the database user we created in <text:span text:style-name="T5">Part One</text:span> all privileges on it:</text:p>
      <text:p text:style-name="P18"><text:span text:style-name="Source_20_Text">$ </text:span><text:span text:style-name="Source_20_Text"><text:span text:style-name="T1">mysql -u root -pcybage@123</text:span></text:span></text:p>
      <text:p text:style-name="Preformatted_20_Text"/>
      <text:p text:style-name="Preformatted_20_Text"><text:span text:style-name="Source_20_Text">mysql&gt; CREATE DATABASE dreamteam_test;</text:span></text:p>
      <text:p text:style-name="Preformatted_20_Text"><text:span text:style-name="Source_20_Text">Query OK, 1 row affected (0.00 sec)</text:span></text:p>
      <text:p text:style-name="Preformatted_20_Text"/>
      <text:p text:style-name="Preformatted_20_Text"><text:span text:style-name="Source_20_Text">mysql&gt; GRANT ALL PRIVILEGES ON dreamteam_test . * TO 'dt_admin'@'localhost';</text:span></text:p>
      <text:p text:style-name="P19"><text:span text:style-name="Source_20_Text">Query OK, 0 rows affected (0.00 sec)</text:span></text:p>
      <text:p text:style-name="P16"><text:span text:style-name="Source_20_Text">$ pip install Flask-Testing</text:span></text:p>
      <text:p text:style-name="P6"/>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3:31:41.161971967</meta:creation-date>
    <dc:date>2017-11-26T18:31:51.163610451</dc:date>
    <meta:editing-duration>PT4H9M25S</meta:editing-duration>
    <meta:editing-cycles>10</meta:editing-cycles>
    <meta:generator>LibreOffice/5.1.6.2$Linux_X86_64 LibreOffice_project/10m0$Build-2</meta:generator>
    <meta:document-statistic meta:table-count="0" meta:image-count="0" meta:object-count="0" meta:page-count="3" meta:paragraph-count="52" meta:word-count="406" meta:character-count="2674" meta:non-whitespace-character-count="2259"/>
  </office:meta>
</office:document-meta>
</file>